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6.15cm" fo:min-width="21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03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8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272cm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1.122cm" fo:min-width="3.272cm" fo:padding-top="0.139cm" fo:padding-bottom="0.139cm" fo:padding-left="0.264cm" fo:padding-right="0.264cm"/>
    </style:style>
    <style:style style:name="gr17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679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梅ゴシック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梅ゴシック"/>
    </style:style>
    <style:style style:name="P9" style:family="paragraph">
      <loext:graphic-properties draw:fill="none"/>
      <style:paragraph-properties fo:text-align="center" style:writing-mode="lr-tb"/>
      <style:text-properties style:font-name="梅ゴシック"/>
    </style:style>
    <style:style style:name="P10" style:family="paragraph">
      <loext:graphic-properties draw:fill="none" draw:fill-color="#ffffff"/>
      <style:paragraph-properties style:writing-mode="lr-tb"/>
      <style:text-properties style:font-name="TakaoGothic" style:font-name-asian="TakaoGoth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梅ゴシック"/>
    </style:style>
    <style:style style:name="T6" style:family="text">
      <style:text-properties style:font-name="TakaoGothic" style:font-name-asian="Takao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.6cm" svg:height="16.4cm" svg:x="4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4cm" svg:y="2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0.962cm" svg:x="1.5cm" svg:y="6cm">
          <draw:text-box>
            <text:p>x[i]</text:p>
          </draw:text-box>
        </draw:frame>
        <draw:frame draw:style-name="gr4" draw:text-style-name="P5" draw:layer="layout" svg:width="2.1cm" svg:height="0.87cm" svg:x="1.6cm" svg:y="6.83cm">
          <draw:text-box>
            <text:p><text:span text:style-name="T2">入力</text:span></text:p>
          </draw:text-box>
        </draw:frame>
        <draw:frame draw:style-name="gr5" draw:text-style-name="P5" draw:layer="layout" svg:width="4cm" svg:height="1.853cm" svg:x="0.8cm" svg:y="4.8cm">
          <draw:text-box>
            <text:p><text:span text:style-name="T2">フィードバック入力</text:span></text:p>
          </draw:text-box>
        </draw:frame>
        <draw:line draw:style-name="gr6" draw:text-style-name="P6" draw:layer="layout" svg:x1="2.9cm" svg:y1="4.629cm" svg:x2="23.8cm" svg:y2="4.729cm">
          <text:p/>
        </draw:line>
        <draw:line draw:style-name="gr6" draw:text-style-name="P6" draw:layer="layout" svg:x1="2.9cm" svg:y1="6.425cm" svg:x2="23.2cm" svg:y2="6.424cm">
          <text:p/>
        </draw:line>
        <draw:custom-shape draw:style-name="gr7" draw:text-style-name="P3" draw:layer="layout" svg:width="1cm" svg:height="1.1cm" svg:x="6.3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9cm" svg:height="1.1cm" svg:x="4.7cm" svg:y="8.2cm">
          <draw:text-box>
            <text:p>b</text:p>
          </draw:text-box>
        </draw:frame>
        <draw:line draw:style-name="gr9" draw:text-style-name="P6" draw:layer="layout" svg:x1="6.55cm" svg:y1="6.499cm" svg:x2="6.55cm" svg:y2="9.498cm">
          <text:p/>
        </draw:line>
        <draw:frame draw:style-name="gr10" draw:text-style-name="P7" draw:layer="layout" svg:width="2cm" svg:height="1.749cm" svg:x="5.3cm" svg:y="7cm">
          <draw:text-box>
            <text:p>W<text:span text:style-name="T3">x</text:span></text:p>
          </draw:text-box>
        </draw:frame>
        <draw:frame draw:style-name="gr11" draw:text-style-name="P7" draw:layer="layout" svg:width="1.8cm" svg:height="1.114cm" svg:x="7.1cm" svg:y="7cm">
          <draw:text-box>
            <text:p>W<text:span text:style-name="T3">h</text:span></text:p>
          </draw:text-box>
        </draw:frame>
        <draw:line draw:style-name="gr9" draw:text-style-name="P6" draw:layer="layout" svg:x1="7.1cm" svg:y1="4.7cm" svg:x2="7.1cm" svg:y2="9.5cm">
          <text:p/>
        </draw:line>
        <draw:line draw:style-name="gr9" draw:text-style-name="P6" draw:layer="layout" svg:x1="5.3cm" svg:y1="9cm" svg:x2="6.3cm" svg:y2="10cm">
          <text:p/>
        </draw:line>
        <draw:line draw:style-name="gr9" draw:text-style-name="P6" draw:layer="layout" svg:x1="6.824cm" svg:y1="10.647cm" svg:x2="6.8cm" svg:y2="15.748cm">
          <text:p/>
        </draw:line>
        <draw:custom-shape draw:style-name="gr7" draw:text-style-name="P3" draw:layer="layout" svg:width="1cm" svg:height="1.1cm" svg:x="14.9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13.242cm" svg:y="8.2cm">
          <draw:text-box>
            <text:p>b<text:span text:style-name="T4">fg</text:span></text:p>
          </draw:text-box>
        </draw:frame>
        <draw:line draw:style-name="gr9" draw:text-style-name="P6" draw:layer="layout" svg:x1="15.15cm" svg:y1="6.499cm" svg:x2="15.15cm" svg:y2="9.498cm">
          <text:p/>
        </draw:line>
        <draw:frame draw:style-name="gr10" draw:text-style-name="P7" draw:layer="layout" svg:width="2cm" svg:height="1.749cm" svg:x="13.7cm" svg:y="7cm">
          <draw:text-box>
            <text:p>W<text:span text:style-name="T3">x</text:span><text:span text:style-name="T4">fg</text:span></text:p>
          </draw:text-box>
        </draw:frame>
        <draw:frame draw:style-name="gr11" draw:text-style-name="P7" draw:layer="layout" svg:width="1.8cm" svg:height="1.114cm" svg:x="15.7cm" svg:y="7cm">
          <draw:text-box>
            <text:p>W<text:span text:style-name="T3">h</text:span><text:span text:style-name="T4">fg</text:span></text:p>
          </draw:text-box>
        </draw:frame>
        <draw:line draw:style-name="gr9" draw:text-style-name="P6" draw:layer="layout" svg:x1="15.7cm" svg:y1="4.7cm" svg:x2="15.7cm" svg:y2="9.5cm">
          <text:p/>
        </draw:line>
        <draw:line draw:style-name="gr9" draw:text-style-name="P6" draw:layer="layout" svg:x1="13.9cm" svg:y1="9cm" svg:x2="14.9cm" svg:y2="10cm">
          <text:p/>
        </draw:line>
        <draw:line draw:style-name="gr9" draw:text-style-name="P6" draw:layer="layout" svg:x1="15.414cm" svg:y1="10.598cm" svg:x2="15.4cm" svg:y2="11.599cm">
          <text:p/>
        </draw:line>
        <draw:custom-shape draw:style-name="gr2" draw:text-style-name="P3" draw:layer="layout" svg:width="1cm" svg:height="1cm" svg:x="17.6cm" svg:y="13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.1cm" svg:x="14.9cm" svg:y="11.6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5.414cm" svg:y1="12.698cm" svg:x2="15.4cm" svg:y2="13.699cm">
          <text:p/>
        </draw:line>
        <draw:custom-shape draw:style-name="gr7" draw:text-style-name="P9" draw:layer="layout" svg:width="1cm" svg:height="1.1cm" svg:x="14.901cm" svg:y="13.701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7.601cm" svg:y1="14.223cm" svg:x2="15.898cm" svg:y2="14.223cm">
          <text:p/>
        </draw:line>
        <draw:line draw:style-name="gr9" draw:text-style-name="P6" draw:layer="layout" svg:x1="15.414cm" svg:y1="14.8cm" svg:x2="15.4cm" svg:y2="15.801cm">
          <text:p/>
        </draw:line>
        <draw:line draw:style-name="gr9" draw:text-style-name="P6" draw:layer="layout" svg:x1="18.057cm" svg:y1="16.301cm" svg:x2="18.057cm" svg:y2="14.799cm">
          <text:p/>
        </draw:line>
        <draw:custom-shape draw:style-name="gr7" draw:text-style-name="P3" draw:layer="layout" svg:width="1cm" svg:height="1.1cm" svg:x="14.901cm" svg:y="15.75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5.802cm" svg:y="15.754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19.051cm" svg:y="15.755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1cm" svg:x="10.78cm" svg:y="15.754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10.8cm" svg:y="9.5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9.1cm" svg:y="8.201cm">
          <draw:text-box>
            <text:p>b<text:span text:style-name="T4">in</text:span></text:p>
          </draw:text-box>
        </draw:frame>
        <draw:line draw:style-name="gr9" draw:text-style-name="P6" draw:layer="layout" svg:x1="11.05cm" svg:y1="6.5cm" svg:x2="11.05cm" svg:y2="9.499cm">
          <text:p/>
        </draw:line>
        <draw:frame draw:style-name="gr10" draw:text-style-name="P7" draw:layer="layout" svg:width="2cm" svg:height="1.749cm" svg:x="9.6cm" svg:y="7.001cm">
          <draw:text-box>
            <text:p>W<text:span text:style-name="T3">x</text:span><text:span text:style-name="T4">in</text:span></text:p>
          </draw:text-box>
        </draw:frame>
        <draw:frame draw:style-name="gr11" draw:text-style-name="P7" draw:layer="layout" svg:width="1.8cm" svg:height="1.114cm" svg:x="11.5cm" svg:y="7.001cm">
          <draw:text-box>
            <text:p>W<text:span text:style-name="T3">h</text:span><text:span text:style-name="T4">in</text:span></text:p>
          </draw:text-box>
        </draw:frame>
        <draw:line draw:style-name="gr9" draw:text-style-name="P6" draw:layer="layout" svg:x1="11.6cm" svg:y1="4.701cm" svg:x2="11.6cm" svg:y2="9.501cm">
          <text:p/>
        </draw:line>
        <draw:line draw:style-name="gr9" draw:text-style-name="P6" draw:layer="layout" svg:x1="9.8cm" svg:y1="9.001cm" svg:x2="10.8cm" svg:y2="10.001cm">
          <text:p/>
        </draw:line>
        <draw:line draw:style-name="gr9" draw:text-style-name="P6" draw:layer="layout" svg:x1="11.314cm" svg:y1="10.599cm" svg:x2="11.3cm" svg:y2="11.6cm">
          <text:p/>
        </draw:line>
        <draw:custom-shape draw:style-name="gr7" draw:text-style-name="P3" draw:layer="layout" svg:width="1cm" svg:height="1.1cm" svg:x="10.8cm" svg:y="11.601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3cm" svg:y1="12.7cm" svg:x2="11.3cm" svg:y2="15.802cm">
          <text:p/>
        </draw:line>
        <draw:line draw:style-name="gr9" draw:text-style-name="P6" draw:layer="layout" svg:x1="7.748cm" svg:y1="16.304cm" svg:x2="10.848cm" svg:y2="16.304cm">
          <text:p/>
        </draw:line>
        <draw:line draw:style-name="gr9" draw:text-style-name="P6" draw:layer="layout" svg:x1="11.796cm" svg:y1="16.304cm" svg:x2="14.896cm" svg:y2="16.304cm">
          <text:p/>
        </draw:line>
        <draw:line draw:style-name="gr9" draw:text-style-name="P6" draw:layer="layout" svg:x1="15.944cm" svg:y1="16.304cm" svg:x2="19.044cm" svg:y2="16.304cm">
          <text:p/>
        </draw:line>
        <draw:custom-shape draw:style-name="gr7" draw:text-style-name="P9" draw:layer="layout" svg:width="1cm" svg:height="1.1cm" svg:x="22.88cm" svg:y="15.755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22.9cm" svg:y="9.5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5cm" svg:height="1.673cm" svg:x="21.2cm" svg:y="8.202cm">
          <draw:text-box>
            <text:p>b<text:span text:style-name="T4">out</text:span></text:p>
          </draw:text-box>
        </draw:frame>
        <draw:line draw:style-name="gr9" draw:text-style-name="P6" draw:layer="layout" svg:x1="23.15cm" svg:y1="6.501cm" svg:x2="23.15cm" svg:y2="9.5cm">
          <text:p/>
        </draw:line>
        <draw:frame draw:style-name="gr10" draw:text-style-name="P7" draw:layer="layout" svg:width="2cm" svg:height="1.749cm" svg:x="21.4cm" svg:y="7.002cm">
          <draw:text-box>
            <text:p>W<text:span text:style-name="T3">x</text:span><text:span text:style-name="T4">out</text:span></text:p>
          </draw:text-box>
        </draw:frame>
        <draw:frame draw:style-name="gr14" draw:text-style-name="P7" draw:layer="layout" svg:width="1.9cm" svg:height="1.825cm" svg:x="23.7cm" svg:y="7.002cm">
          <draw:text-box>
            <text:p>W<text:span text:style-name="T3">h</text:span><text:span text:style-name="T4">out</text:span></text:p>
          </draw:text-box>
        </draw:frame>
        <draw:line draw:style-name="gr9" draw:text-style-name="P6" draw:layer="layout" svg:x1="23.7cm" svg:y1="4.702cm" svg:x2="23.7cm" svg:y2="9.502cm">
          <text:p/>
        </draw:line>
        <draw:line draw:style-name="gr9" draw:text-style-name="P6" draw:layer="layout" svg:x1="21.9cm" svg:y1="9.002cm" svg:x2="22.9cm" svg:y2="10.002cm">
          <text:p/>
        </draw:line>
        <draw:line draw:style-name="gr9" draw:text-style-name="P6" draw:layer="layout" svg:x1="23.414cm" svg:y1="10.6cm" svg:x2="23.4cm" svg:y2="11.601cm">
          <text:p/>
        </draw:line>
        <draw:custom-shape draw:style-name="gr7" draw:text-style-name="P3" draw:layer="layout" svg:width="1cm" svg:height="1.1cm" svg:x="22.9cm" svg:y="11.602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3.4cm" svg:y1="12.701cm" svg:x2="23.4cm" svg:y2="15.803cm">
          <text:p/>
        </draw:line>
        <draw:line draw:style-name="gr9" draw:text-style-name="P6" draw:layer="layout" svg:x1="20.948cm" svg:y1="16.305cm" svg:x2="22.948cm" svg:y2="16.305cm">
          <text:p/>
        </draw:line>
        <draw:line draw:style-name="gr9" draw:text-style-name="P6" draw:layer="layout" svg:x1="23.948cm" svg:y1="16.305cm" svg:x2="28.448cm" svg:y2="16.305cm">
          <text:p/>
        </draw:line>
        <draw:frame draw:style-name="gr8" draw:text-style-name="P4" draw:layer="layout" svg:width="1.4cm" svg:height="1.1cm" svg:x="28.4cm" svg:y="15.8cm">
          <draw:text-box>
            <text:p>h[i]</text:p>
          </draw:text-box>
        </draw:frame>
        <draw:frame draw:style-name="gr4" draw:text-style-name="P5" draw:layer="layout" svg:width="2.1cm" svg:height="0.87cm" svg:x="28.2cm" svg:y="16.63cm">
          <draw:text-box>
            <text:p><text:span text:style-name="T2">出力</text:span></text:p>
          </draw:text-box>
        </draw:frame>
        <draw:line draw:style-name="gr6" draw:text-style-name="P6" draw:layer="layout" svg:x1="2.929cm" svg:y1="1.2cm" svg:x2="26.929cm" svg:y2="1.2cm">
          <text:p/>
        </draw:line>
        <draw:line draw:style-name="gr9" draw:text-style-name="P6" draw:layer="layout" svg:x1="2.925cm" svg:y1="1.199cm" svg:x2="2.925cm" svg:y2="2.701cm">
          <text:p/>
        </draw:line>
        <draw:line draw:style-name="gr6" draw:text-style-name="P6" draw:layer="layout" svg:x1="26.887cm" svg:y1="16.232cm" svg:x2="26.887cm" svg:y2="1.226cm">
          <text:p/>
        </draw:line>
        <draw:frame draw:style-name="gr8" draw:text-style-name="P10" draw:layer="layout" svg:width="3.8cm" svg:height="1.1cm" svg:x="9.3cm" svg:y="2.7cm">
          <draw:text-box>
            <text:p><text:span text:style-name="T6">入力ゲート</text:span></text:p>
          </draw:text-box>
        </draw:frame>
        <draw:custom-shape draw:style-name="gr15" draw:text-style-name="P11" draw:layer="layout" svg:width="3.8cm" svg:height="13.8cm" svg:x="9.1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8cm" svg:height="11.4cm" svg:x="13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3.8cm" svg:height="1.1cm" svg:x="13.5cm" svg:y="2.7cm">
          <draw:text-box>
            <text:p><text:span text:style-name="T6">忘却ゲート</text:span></text:p>
          </draw:text-box>
        </draw:frame>
        <draw:frame draw:style-name="gr8" draw:text-style-name="P10" draw:layer="layout" svg:width="3.8cm" svg:height="1.1cm" svg:x="21.393cm" svg:y="2.707cm">
          <draw:text-box>
            <text:p><text:span text:style-name="T6">出力ゲート</text:span></text:p>
          </draw:text-box>
        </draw:frame>
        <draw:custom-shape draw:style-name="gr17" draw:text-style-name="P11" draw:layer="layout" svg:width="4.207cm" svg:height="13.8cm" svg:x="21.193cm" svg:y="3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1.7cm" svg:height="1.1cm" svg:x="18.6cm" svg:y="13.7cm">
          <draw:text-box>
            <text:p><text:span text:style-name="T6">CEC</text:span></text:p>
          </draw:text-box>
        </draw:frame>
        <draw:frame draw:style-name="gr18" draw:text-style-name="P10" draw:layer="layout" svg:width="4.6cm" svg:height="1.521cm" svg:x="13.5cm" svg:y="18.5cm">
          <draw:text-box>
            <text:p><text:span text:style-name="T6">LSTM</text:span><text:span text:style-name="T6">ブロック</text:span></text:p>
          </draw:text-box>
        </draw:frame>
        <draw:line draw:style-name="gr19" draw:text-style-name="P6" draw:layer="layout" svg:x1="2.926cm" svg:y1="3.7cm" svg:x2="2.926cm" svg:y2="4.701cm">
          <text:p/>
        </draw:line>
        <draw:frame draw:style-name="gr20" draw:text-style-name="P4" draw:layer="layout" svg:width="2.1cm" svg:height="1.2cm" svg:x="1.1cm" svg:y="4cm">
          <draw:text-box>
            <text:p>h[i-1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9:13:43.442940606</meta:creation-date>
    <dc:date>2020-12-22T11:53:58.251609148</dc:date>
    <meta:editing-duration>PT1H10M10S</meta:editing-duration>
    <meta:editing-cycles>30</meta:editing-cycles>
    <meta:generator>LibreOffice/6.4.6.2$Linux_X86_64 LibreOffice_project/40$Build-2</meta:generator>
    <meta:document-statistic meta:object-count="75"/>
  </office:meta>
</office:document-meta>
</file>